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4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2" svg:width="159.99mm" svg:height="89.99mm" svg:x="24.25mm" svg:y="17.63mm">
            <loext:p draw:notify-on-update-of-ranges="Sheet1.F27:Sheet1.F27 Sheet1.F28:Sheet1.F36 Sheet1.H27:Sheet1.H27 Sheet1.H28:Sheet1.H36" text:style-name="P1">
              <text:s/>
            </loext:p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2"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received</text:p>
          </table:table-cell>
          <table:table-cell office:value-type="string" calcext:value-type="string">
            <text:p>sent</text:p>
          </table:table-cell>
          <table:table-cell table:style-name="Default"/>
          <table:table-cell/>
          <table:table-cell office:value-type="string" calcext:value-type="string">
            <text:p>First Demo</text:p>
          </table:table-cell>
          <table:table-cell/>
          <table:table-cell office:value-type="string" calcext:value-type="string">
            <text:p>Second Demo</text:p>
          </table:table-cell>
        </table:table-row>
        <table:table-row table:style-name="ro1">
          <table:table-cell/>
          <table:table-cell office:value-type="float" office:value="1519689955.53982" calcext:value-type="float">
            <text:p>1519689955.53982</text:p>
          </table:table-cell>
          <table:table-cell office:value-type="float" office:value="1519689954.354" calcext:value-type="float">
            <text:p>1519689954.354</text:p>
          </table:table-cell>
          <table:table-cell table:style-name="Default"/>
          <table:table-cell/>
          <table:table-cell table:formula="of:=[.B28]-[.C28]" office:value-type="float" office:value="1.18581986427307" calcext:value-type="float">
            <text:p>1.18581986427307</text:p>
          </table:table-cell>
          <table:table-cell/>
          <table:table-cell office:value-type="float" office:value="13.2655357008601" calcext:value-type="float">
            <text:p>13.2655357008601</text:p>
          </table:table-cell>
        </table:table-row>
        <table:table-row table:style-name="ro1">
          <table:table-cell/>
          <table:table-cell office:value-type="float" office:value="1519692604.95199" calcext:value-type="float">
            <text:p>1519692604.95199</text:p>
          </table:table-cell>
          <table:table-cell office:value-type="float" office:value="1519692604.127" calcext:value-type="float">
            <text:p>1519692604.127</text:p>
          </table:table-cell>
          <table:table-cell table:style-name="Default"/>
          <table:table-cell/>
          <table:table-cell table:formula="of:=[.B29]-[.C29]" office:value-type="float" office:value="0.824989795684814" calcext:value-type="float">
            <text:p>0.824989795684814</text:p>
          </table:table-cell>
          <table:table-cell/>
          <table:table-cell office:value-type="float" office:value="9.10772543386029" calcext:value-type="float">
            <text:p>9.10772543386029</text:p>
          </table:table-cell>
        </table:table-row>
        <table:table-row table:style-name="ro1">
          <table:table-cell/>
          <table:table-cell office:value-type="float" office:value="1519692672.78335" calcext:value-type="float">
            <text:p>1519692672.78335</text:p>
          </table:table-cell>
          <table:table-cell office:value-type="float" office:value="1519692670.949" calcext:value-type="float">
            <text:p>1519692670.949</text:p>
          </table:table-cell>
          <table:table-cell table:style-name="Default"/>
          <table:table-cell/>
          <table:table-cell table:formula="of:=[.B30]-[.C30]" office:value-type="float" office:value="1.83435010910034" calcext:value-type="float">
            <text:p>1.83435010910034</text:p>
          </table:table-cell>
          <table:table-cell/>
          <table:table-cell office:value-type="float" office:value="12.5155171446956" calcext:value-type="float">
            <text:p>12.5155171446956</text:p>
          </table:table-cell>
        </table:table-row>
        <table:table-row table:style-name="ro1">
          <table:table-cell/>
          <table:table-cell office:value-type="float" office:value="1519692790.1784" calcext:value-type="float">
            <text:p>1519692790.1784</text:p>
          </table:table-cell>
          <table:table-cell office:value-type="float" office:value="1519692789.832" calcext:value-type="float">
            <text:p>1519692789.832</text:p>
          </table:table-cell>
          <table:table-cell table:style-name="Default"/>
          <table:table-cell/>
          <table:table-cell table:formula="of:=[.B31]-[.C31]" office:value-type="float" office:value="0.346400022506714" calcext:value-type="float">
            <text:p>0.346400022506714</text:p>
          </table:table-cell>
          <table:table-cell/>
          <table:table-cell office:value-type="float" office:value="10.6688036282564" calcext:value-type="float">
            <text:p>10.6688036282564</text:p>
          </table:table-cell>
        </table:table-row>
        <table:table-row table:style-name="ro1">
          <table:table-cell/>
          <table:table-cell office:value-type="float" office:value="1519692824.78617" calcext:value-type="float">
            <text:p>1519692824.78617</text:p>
          </table:table-cell>
          <table:table-cell office:value-type="float" office:value="1519692823.804" calcext:value-type="float">
            <text:p>1519692823.804</text:p>
          </table:table-cell>
          <table:table-cell table:style-name="Default"/>
          <table:table-cell/>
          <table:table-cell table:formula="of:=[.B32]-[.C32]" office:value-type="float" office:value="0.982170104980469" calcext:value-type="float">
            <text:p>0.982170104980469</text:p>
          </table:table-cell>
          <table:table-cell/>
          <table:table-cell office:value-type="float" office:value="8.57355068021334" calcext:value-type="float">
            <text:p>8.57355068021334</text:p>
          </table:table-cell>
        </table:table-row>
        <table:table-row table:style-name="ro1">
          <table:table-cell/>
          <table:table-cell office:value-type="float" office:value="1519692883.03339" calcext:value-type="float">
            <text:p>1519692883.03339</text:p>
          </table:table-cell>
          <table:table-cell office:value-type="float" office:value="1519692881.841" calcext:value-type="float">
            <text:p>1519692881.841</text:p>
          </table:table-cell>
          <table:table-cell table:style-name="Default"/>
          <table:table-cell/>
          <table:table-cell table:formula="of:=[.B33]-[.C33]" office:value-type="float" office:value="1.19238996505737" calcext:value-type="float">
            <text:p>1.19238996505737</text:p>
          </table:table-cell>
          <table:table-cell/>
          <table:table-cell office:value-type="float" office:value="8.21455039440467" calcext:value-type="float">
            <text:p>8.21455039440467</text:p>
          </table:table-cell>
        </table:table-row>
        <table:table-row table:style-name="ro1">
          <table:table-cell/>
          <table:table-cell office:value-type="float" office:value="1519692968.82268" calcext:value-type="float">
            <text:p>1519692968.82268</text:p>
          </table:table-cell>
          <table:table-cell office:value-type="float" office:value="1519692968.12" calcext:value-type="float">
            <text:p>1519692968.12</text:p>
          </table:table-cell>
          <table:table-cell table:style-name="Default"/>
          <table:table-cell/>
          <table:table-cell table:formula="of:=[.B34]-[.C34]" office:value-type="float" office:value="0.702680110931397" calcext:value-type="float">
            <text:p>0.702680110931397</text:p>
          </table:table-cell>
          <table:table-cell/>
          <table:table-cell office:value-type="float" office:value="13.7375325306192" calcext:value-type="float">
            <text:p>13.7375325306192</text:p>
          </table:table-cell>
        </table:table-row>
        <table:table-row table:style-name="ro1">
          <table:table-cell/>
          <table:table-cell office:value-type="float" office:value="1519693040.48846" calcext:value-type="float">
            <text:p>1519693040.48846</text:p>
          </table:table-cell>
          <table:table-cell office:value-type="float" office:value="1519693039.583" calcext:value-type="float">
            <text:p>1519693039.583</text:p>
          </table:table-cell>
          <table:table-cell table:style-name="Default"/>
          <table:table-cell/>
          <table:table-cell table:formula="of:=[.B35]-[.C35]" office:value-type="float" office:value="0.905460119247437" calcext:value-type="float">
            <text:p>0.905460119247437</text:p>
          </table:table-cell>
          <table:table-cell/>
          <table:table-cell office:value-type="float" office:value="12.0492935502532" calcext:value-type="float">
            <text:p>12.0492935502532</text:p>
          </table:table-cell>
        </table:table-row>
        <table:table-row table:style-name="ro1">
          <table:table-cell/>
          <table:table-cell office:value-type="float" office:value="1519693106.33605" calcext:value-type="float">
            <text:p>1519693106.33605</text:p>
          </table:table-cell>
          <table:table-cell office:value-type="float" office:value="1519693104.676" calcext:value-type="float">
            <text:p>1519693104.676</text:p>
          </table:table-cell>
          <table:table-cell table:style-name="Default"/>
          <table:table-cell/>
          <table:table-cell table:formula="of:=[.B36]-[.C36]" office:value-type="float" office:value="1.66004991531372" calcext:value-type="float">
            <text:p>1.66004991531372</text:p>
          </table:table-cell>
          <table:table-cell/>
          <table:table-cell table:formula="of:=AVERAGE([.H28:.H35])" office:value-type="float" office:value="11.0165636328954" calcext:value-type="float">
            <text:p>11.0165636328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01:29:51.128666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1:30:00.382162228</meta:creation-date>
    <meta:editing-duration>PT6M2S</meta:editing-duration>
    <meta:editing-cycles>4</meta:editing-cycles>
    <meta:generator>LibreOffice/5.2.7.2$Linux_ARM_EABI LibreOffice_project/20m0$Build-2</meta:generator>
    <dc:date>2018-02-27T01:56:09.382855986</dc:date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99cm" svg:y="0.316cm" chart:style-name="ch2">
          <text:p>Reaction Delay Comparinson</text:p>
        </chart:title>
        <chart:legend chart:legend-position="end" svg:x="12.486cm" svg:y="3.952cm" style:legend-expansion="high" chart:style-name="ch3"/>
        <chart:plot-area chart:style-name="ch4" table:cell-range-address="Sheet1.F27:Sheet1.F36 Sheet1.H27:Sheet1.H36" chart:data-source-has-labels="row" svg:x="0.32cm" svg:y="1.275cm" svg:width="11.846cm" svg:height="6.564cm">
          <chartooo:coordinate-region svg:x="0.756cm" svg:y="1.474cm" svg:width="11.131cm" svg:height="5.718cm"/>
          <chart:axis chart:dimension="x" chart:name="primary-x" chart:style-name="ch5">
            <chart:title svg:x="5.538cm" svg:y="8.019cm" chart:style-name="ch6">
              <text:p>Second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F28:Sheet1.F36" chart:label-cell-address="Sheet1.F27:Sheet1.F27" chart:class="chart:line">
            <chart:data-point chart:repeated="9"/>
          </chart:series>
          <chart:series chart:style-name="ch9" chart:values-cell-range-address="Sheet1.H28:Sheet1.H36" chart:label-cell-address="Sheet1.H27:Sheet1.H27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Demo</text:p>
                <draw:g>
                  <svg:desc>Sheet1.F27:Sheet1.F27</svg:desc>
                </draw:g>
              </table:table-cell>
              <table:table-cell office:value-type="string">
                <text:p>Second Demo</text:p>
                <draw:g>
                  <svg:desc>Sheet1.H27:Sheet1.H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8581986427307">
                <text:p>1.18581986427307</text:p>
                <draw:g>
                  <svg:desc>Sheet1.F28:Sheet1.F36</svg:desc>
                </draw:g>
              </table:table-cell>
              <table:table-cell office:value-type="float" office:value="13.2655357008601">
                <text:p>13.2655357008601</text:p>
                <draw:g>
                  <svg:desc>Sheet1.H28:Sheet1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4989795684814">
                <text:p>0.824989795684814</text:p>
              </table:table-cell>
              <table:table-cell office:value-type="float" office:value="9.10772543386029">
                <text:p>9.10772543386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3435010910034">
                <text:p>1.83435010910034</text:p>
              </table:table-cell>
              <table:table-cell office:value-type="float" office:value="12.5155171446956">
                <text:p>12.5155171446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400022506714">
                <text:p>0.346400022506714</text:p>
              </table:table-cell>
              <table:table-cell office:value-type="float" office:value="10.6688036282564">
                <text:p>10.6688036282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2170104980469">
                <text:p>0.982170104980469</text:p>
              </table:table-cell>
              <table:table-cell office:value-type="float" office:value="8.57355068021334">
                <text:p>8.57355068021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238996505737">
                <text:p>1.19238996505737</text:p>
              </table:table-cell>
              <table:table-cell office:value-type="float" office:value="8.21455039440467">
                <text:p>8.21455039440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2680110931397">
                <text:p>0.702680110931397</text:p>
              </table:table-cell>
              <table:table-cell office:value-type="float" office:value="13.7375325306192">
                <text:p>13.7375325306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5460119247437">
                <text:p>0.905460119247437</text:p>
              </table:table-cell>
              <table:table-cell office:value-type="float" office:value="12.0492935502532">
                <text:p>12.0492935502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6004991531372">
                <text:p>1.66004991531372</text:p>
              </table:table-cell>
              <table:table-cell office:value-type="float" office:value="11.0165636328954">
                <text:p>11.0165636328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